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orphans="2" fo:widows="2" fo:padding="0cm" fo:border="none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/>
    </style:style>
    <style:style style:name="T5" style:family="text">
      <style:text-properties fo:color="#0000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6482835880088488917" text:style-name="L1">
        <text:list-item>
          <text:p text:style-name="P7">Dokładność maszynowa</text:p>
          <text:p text:style-name="P7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7">Dokładność maszynowa zależy od precyzji reprezentacji, architektury maszyny oraz implementacji.</text:p>
          <text:p text:style-name="P7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8"><text:span text:style-name="T2">Matlab</text:span> posiada funkcję <text:span text:style-name="T2">eps </text:span><text:span text:style-name="T3">zwracającą epsilon maszynowy i posłuży za porównanie.</text:span></text:p>
          <text:p text:style-name="P9">Epsilon maszynowy (aproksymację) znajduję iteracyjnie zmniejszając zmienną o połowę poczynając od jedynki.</text:p>
          <text:p text:style-name="P9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  <text:p text:style-name="P9"><text:s/></text:p>
          <text:p text:style-name="P9">Uzyskane wyniki:</text:p>
        </text:list-item>
      </text:list>
      <text:p text:style-name="P4"><text:span text:style-name="T4">&gt;&gt; </text:span>GenericEpsylon</text:p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<text:span text:style-name="T4">&gt;&gt; </text:span>MyEpsylon</text:p>
      <text:p text:style-name="P5">Aproksymacja Epsilonu Maszynowego<text:span text:style-name="T4">:</text:span></text:p>
      <text:p text:style-name="P6"/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Uzyskanie Epsilona Maszynowego przez rzutowanie typów<text:span text:style-name="T4">:</text:span></text:p>
      <text:p text:style-name="P6"/>
      <text:p text:style-name="P5">EpsylonDoub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Single = <text:span text:style-name="T5">2.22044604925031310000e-16</text:span> (<text:span text:style-name="T5">2</text:span><text:span text:style-name="T4">^-</text:span><text:span text:style-name="T5">52</text:span>)</text:p>
      <text:p text:style-name="P3"/>
      <text:list xml:id="list36527994" text:continue-numbering="true" text:style-name="L1">
        <text:list-header>
          <text:p text:style-name="P7"><text:soft-page-break/></text:p>
          <text:p text:style-name="P7">Uzyskane wyniki są ze sobą zgodne. Metoda z rzutowaniem typów jest wydajniejsza i moim zdaniem elegantsza. Zwykle powinno się wykorzystać metodę wbudowaną w język lub środowisko programistyczne.</text:p>
          <text:p text:style-name="P7"/>
        </text:list-header>
        <text:list-item>
          <text:p text:style-name="P7">Rozwiązywanie układu równań metodą eliminacji Gaussa</text:p>
          <text:p text:style-name="P7"/>
        </text:list-item>
        <text:list-item>
          <text:p text:style-name="P7">Rozwiązywanie układu równań metodą Jacobi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3-08T16:34:31.54</dc:date>
    <meta:editing-duration>PT1H47M43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2" meta:paragraph-count="25" meta:word-count="242" meta:character-count="1989"/>
  </office:meta>
</office:document-meta>
</file>